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cee2" officeooo:paragraph-rsid="0004cee2"/>
    </style:style>
    <style:style style:name="P2" style:family="paragraph" style:parent-style-name="Standard">
      <style:text-properties officeooo:rsid="00066b46" officeooo:paragraph-rsid="00066b46"/>
    </style:style>
    <style:style style:name="P3" style:family="paragraph" style:parent-style-name="Standard">
      <style:text-properties officeooo:rsid="0006cd90" officeooo:paragraph-rsid="0006cd90"/>
    </style:style>
    <style:style style:name="T1" style:family="text">
      <style:text-properties officeooo:rsid="0006cd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LAM-XR:</text:p>
      <text:p text:style-name="P1"/>
      <text:p text:style-name="P1">Packages:</text:p>
      <text:p text:style-name="P1">1- Communicator: </text:p>
      <text:p text:style-name="P1">main package with all system developed nodes.</text:p>
      <text:p text:style-name="P1">2- Custom interfaces:</text:p>
      <text:p text:style-name="P1">Package for all implemented custom messages and services.</text:p>
      <text:p text:style-name="P1">3- Octomap Mapping:</text:p>
      <text:p text:style-name="P1">package for octomap generation from point cloud. Needed for convertion of hololens map output. This can be replaced by a code implementation on the hololens level to immediately ouput an octomap.</text:p>
      <text:p text:style-name="P1">4- robot Package:</text:p>
      <text:p text:style-name="P1">Containing all necessary packages for lidar equipped robots. The packages include lidarslam, filters and octomap conversion resulting in a final octomap output generated from the robot.</text:p>
      <text:p text:style-name="P1">5- ROSTCP ENDPOINT:</text:p>
      <text:p text:style-name="P1">Package for hololens connection with ROS.</text:p>
      <text:p text:style-name="P1"/>
      <text:p text:style-name="P1">Communicator custom Nodes:</text:p>
      <text:p text:style-name="P1">1- Com_node:</text:p>
      <text:p text:style-name="P1">responsible for all the system communication and merging.</text:p>
      <text:p text:style-name="P1">This scrpt contains 2 nodes:</text:p>
      <text:p text:style-name="P1">1- com node: </text:p>
      <text:p text:style-name="P1">responsible for handling communication between the different nodes inside the central unit and the different agents with the central unit. </text:p>
      <text:p text:style-name="P2">2- Merger node:</text:p>
      <text:p text:style-name="P2">responsible for merging all submaps. The merging logic can be found in this node. </text:p>
      <text:p text:style-name="P1"/>
      <text:p text:style-name="P2">2- Semantic node:</text:p>
      <text:p text:style-name="P2">this node is responsible for all <text:s/>semantic data. Assigning semantic data to points and deleeting labels ad instances.</text:p>
      <text:p text:style-name="P2"/>
      <text:p text:style-name="P2">3- Navigation Node:</text:p>
      <text:p text:style-name="P2">this node is responsible for the autonomous navigation of the robotic agents. It genrated a 2d occupancy grid from the 3d octomap. <text:span text:style-name="T1">And sets the proper needed transformations between the navigation frames.</text:span></text:p>
      <text:p text:style-name="P2"/>
      <text:p text:style-name="P3">Custom services:</text:p>
      <text:p text:style-name="P3">1- align:</text:p>
      <text:p text:style-name="P3">responsible for the allignment of 2 submaps. This servcies uses ICP. If this is to be changes one can simply edit the align service.</text:p>
      <text:p text:style-name="P3">2- Downsample:</text:p>
      <text:p text:style-name="P3">responsible for downsampling octomams for faster communication</text:p>
      <text:p text:style-name="P3">3- load map: </text:p>
      <text:p text:style-name="P3">responsible for loading offline maps</text:p>
      <text:p text:style-name="P3">4- save map:</text:p>
      <text:p text:style-name="P3">responsible for savig the final fused map.</text:p>
      <text:p text:style-name="P3"/>
      <text:p text:style-name="P3"/>
      <text:p text:style-name="P3">Known issues to be improved:</text:p>
      <text:p text:style-name="P3">1- merging logic: merging math fct, merge flags, </text:p>
      <text:p text:style-name="P3">2- semantic node: semantic node is now crashing when being run for a while</text:p>
      <text:p text:style-name="P3">3- ICP can be improve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18T09:23:31.207092238</meta:creation-date>
    <dc:date>2024-07-18T09:55:16.469184875</dc:date>
    <meta:editing-duration>PT15S</meta:editing-duration>
    <meta:editing-cycles>1</meta:editing-cycles>
    <meta:document-statistic meta:table-count="0" meta:image-count="0" meta:object-count="0" meta:page-count="1" meta:paragraph-count="37" meta:word-count="295" meta:character-count="1872" meta:non-whitespace-character-count="1607"/>
    <meta:generator>LibreOffice/6.4.7.2$Linux_X86_64 LibreOffice_project/40$Build-2</meta:generator>
  </office:meta>
</office:document-meta>
</file>